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 style:list-style-name="L2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officeooo:rsid="0010a49c" officeooo:paragraph-rsid="0010a49c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</text:p>
      <text:p text:style-name="P1"/>
      <text:list xml:id="list3075001867528075894" text:style-name="L1">
        <text:list-item>
          <text:p text:style-name="P3">Lage en fil med alle variablene som trengs <text:tab/><text:tab/><text:tab/><text:tab/><text:tab/><text:tab/>(Ferdig)</text:p>
        </text:list-item>
        <text:list-item>
          <text:p text:style-name="P3">Få friksjon til å fungere(naiv modell)<text:tab/><text:tab/><text:tab/><text:tab/><text:tab/><text:tab/>(Ferdig)</text:p>
        </text:list-item>
        <text:list-item>
          <text:p text:style-name="P3">Fikse bugen som gjør at klossen må være kvadratisk <text:s text:c="2"/><text:tab/><text:tab/><text:tab/><text:tab/>(Ferdig) </text:p>
        </text:list-item>
        <text:list-item>
          <text:p text:style-name="P3">Bytt til en bedre integrasjonsteknikk (velocity verlet)</text:p>
        </text:list-item>
        <text:list-item>
          <text:p text:style-name="P3">Legg til destructors</text:p>
        </text:list-item>
        <text:list-item>
          <text:p text:style-name="P3">Kunne printe ut posisjonene til alle blokkene, ikke bare de nederste</text:p>
        </text:list-item>
        <text:list-item>
          <text:p text:style-name="P3">Legg til de resterende blokktypene(topp)<text:tab/><text:tab/><text:tab/><text:tab/><text:tab/>(Ferdig med topp)</text:p>
        </text:list-item>
        <text:list-item>
          <text:p text:style-name="P3">Legge på en normalkraft og gravitasjon på de øverste blokkene <text:tab/><text:tab/>(Ferdig, kanskje)</text:p>
        </text:list-item>
        <text:list-item>
          <text:p text:style-name="P3">Implementer den skikkelige friksjonsmodell<text:tab/><text:tab/><text:tab/><text:tab/><text:tab/>(mangler noe)</text:p>
        </text:list-item>
        <text:list-item>
          <text:p text:style-name="P3">Implementere «blanke» blokker</text:p>
        </text:list-item>
        <text:list-item>
          <text:p text:style-name="P3">Forbedre koblingene mellom blokkene/optimaliser<text:tab/><text:tab/><text:tab/><text:tab/>(Trengs nok ikke)</text:p>
        </text:list-item>
        <text:list-item>
          <text:p text:style-name="P3">Lage MakeFile</text:p>
        </text:list-item>
        <text:list-item>
          <text:p text:style-name="P3">La blokken stabiliseres før man dytter</text:p>
        </text:list-item>
        <text:list-item>
          <text:p text:style-name="P3">Endre nu til sqrt(0.1*k*m) i config og block.cpp</text:p>
        </text:list-item>
        <text:list-item>
          <text:p text:style-name="P3">gjøre likevekten til connectorene til lengden hvor f = mu*N(lengden hvor den løsner)</text:p>
        </text:list-item>
        <text:list-item>
          <text:p text:style-name="P3">(qt creator)</text:p>
        </text:list-item>
        <text:list-item>
          <text:p text:style-name="P5">Lage det slike at ankret dras etter(men bare i dynamic med likevektslengde nevnt over)</text:p>
        </text:list-item>
      </text:list>
      <text:p text:style-name="P2"/>
      <text:list xml:id="list131461473147472" text:continue-numbering="true" text:style-name="L1">
        <text:list-header>
          <text:p text:style-name="P3"/>
        </text:list-header>
      </text:list>
      <text:p text:style-name="P2"/>
      <text:p text:style-name="P2">Python:</text:p>
      <text:p text:style-name="P2"/>
      <text:list xml:id="list8479824152705113119" text:style-name="L2">
        <text:list-item>
          <text:p text:style-name="P4">Lage et bedre visualiseringprogram(Kan bruke slider fra matplotlib widgets)</text:p>
        </text:list-item>
        <text:list-item>
          <text:p text:style-name="P4">Lag et program for å enkelt og grafisk bestemme hvilke blokker som er hvor (Godt på ve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8:12:36.79</meta:creation-date>
    <dc:date>2016-07-16T13:14:59.735875186</dc:date>
    <meta:editing-duration>P4DT2H42M28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175" meta:character-count="1120" meta:non-whitespace-character-count="954"/>
  </office:meta>
</office:document-meta>
</file>